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DocumentGraphics2D.PSDocumentGraphics2D( boolean textAsShapes , OutputStream stream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DocumentGraphics2D.nex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DocumentGraphics2D.PSDocumentGraphics2D( boolean textAsSha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DocumentGraphics2D.writeFile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SDocumentGraphics2D.writePageTra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DocumentGraphics2D.PSDocumentGraphics2D( PSDocumentGraphics2D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DocumentGraphics2D.writePage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